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4-06_21-13-04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4-07_02-26-29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2022-04-07_02-26-33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4-07_07-33-31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4-07_11-51-16_000.jpg</text:p>
          </table:table-cell>
          <table:table-cell table:style-name="ce34" office:value-type="string">
            <text:p>:m #*# / memo:other(m:other) / topic=干支, content=西暦から算出する方法,other=~,id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#*# / memo:other(m:other) / topic=干支, content=西暦から算出する方法,other=~,id=~">
            <text:p>:m #*# / memo:other(m:other) / topic=干支, content=西暦から算出する方法,other=~,id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4-07_13-51-01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4-07_15-27-37_000.jpg</text:p>
          </table:table-cell>
          <table:table-cell table:style-name="ce34" office:value-type="string">
            <text:p>:m :篠笛,shinobue #*# / session-memo / s.1~* / picture=~,content=dai-kan:fingering:(6-5-4-3);(6-5-4),for=~,other=~ / N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:篠笛,shinobue #*# / session-memo / s.1~* / picture=~,content=dai-kan:fingering:(6-5-4-3);(6-5-4),for=~,other=~ / N~">
            <text:p>:m :篠笛,shinobue #*# / session-memo / s.1~* / picture=~,content=dai-kan:fingering:(6-5-4-3);(6-5-4),for=~,other=~ / N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4-07_17-29-49_000.jpg</text:p>
          </table:table-cell>
          <table:table-cell table:style-name="ce34" office:value-type="string">
            <text:p>:m RES 1*1 / free# JVEMV6 68#_220:1 / 68. theoretical-physics(tp) / w=,topics=慣性力,other=~,doc=r-8-1~4.1.5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RES 1*1 / free# JVEMV6 68#_220:1 / 68. theoretical-physics(tp) / w=,topics=慣性力,other=~,doc=r-8-1~4.1.5">
            <text:p>:m RES 1*1 / free# JVEMV6 68#_220:1 / 68. theoretical-physics(tp) / w=,topics=慣性力,other=~,doc=r-8-1~4.1.5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4-07_19-04-34_000.jpg</text:p>
          </table:table-cell>
          <table:table-cell table:style-name="ce34" office:value-type="string">
            <text:p>:m :篠笛,shinobue #*# / session-memo / s.1~* / picture=~,content=rev:s-1:②；①；③~practice-melody+,for=~,other=~ / N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:篠笛,shinobue #*# / session-memo / s.1~* / picture=~,content=rev:s-1:②；①；③~practice-melody+,for=~,other=~ / N~">
            <text:p>:m :篠笛,shinobue #*# / session-memo / s.1~* / picture=~,content=rev:s-1:②；①；③~practice-melody+,for=~,other=~ / N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4-07_19-04-57_000.jpg</text:p>
          </table:table-cell>
          <table:table-cell table:style-name="ce34" office:value-type="string">
            <text:p>:m :篠笛,shinobue #*# / memo:song / song-id=10 / picture=~,content=p-1;①,for=,other=~ / N~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m :篠笛,shinobue #*# / memo:song / song-id=10 / picture=~,content=p-1;①,for=,other=~ / N~ ">
            <text:p>:m :篠笛,shinobue #*# / memo:song / song-id=10 / picture=~,content=p-1;①,for=,other=~ / N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4-07_19-05-10_000.jpg</text:p>
          </table:table-cell>
          <table:table-cell table:style-name="ce34" office:value-type="string">
            <text:p>:m :篠笛,shinobue #*# / memo:song / song-id=11 / picture=~,content=p-1;①,for=,other=~ / N~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string" office:string-value=":m :篠笛,shinobue #*# / memo:song / song-id=11 / picture=~,content=p-1;①,for=,other=~ / N~ ">
            <text:p>:m :篠笛,shinobue #*# / memo:song / song-id=11 / picture=~,content=p-1;①,for=,other=~ / N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4-07_19-05-22_000.jpg</text:p>
          </table:table-cell>
          <table:table-cell table:style-name="ce34" office:value-type="string">
            <text:p>:m :篠笛,shinobue #*# / memo:song / song-id=12 / picture=~,content=p-1;①,for=,other=~ / N~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string" office:string-value=":m :篠笛,shinobue #*# / memo:song / song-id=12 / picture=~,content=p-1;①,for=,other=~ / N~ ">
            <text:p>:m :篠笛,shinobue #*# / memo:song / song-id=12 / picture=~,content=p-1;①,for=,other=~ / N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8">2022/04/08</text:date>, <text:time>10:16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08T10:16:23.33</dc:date>
    <dc:creator>iwabuchi ken</dc:creator>
    <meta:editing-duration>P45DT12H45M25S</meta:editing-duration>
    <meta:editing-cycles>14881</meta:editing-cycles>
    <meta:document-statistic meta:table-count="2" meta:cell-count="485" meta:object-count="0"/>
    <meta:user-defined meta:name="qrichtext">1</meta:user-defined>
  </office:meta>
</office:document-meta>
</file>